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break-before="page"/>
    </style:style>
    <style:style style:name="P6" style:family="paragraph" style:parent-style-name="Standard">
      <style:paragraph-properties fo:break-before="page"/>
      <style:text-properties fo:color="#000000"/>
    </style:style>
    <style:style style:name="P7" style:family="paragraph" style:parent-style-name="Standard" style:list-style-name="L1"/>
    <style:style style:name="P8" style:family="paragraph" style:parent-style-name="Standard">
      <style:text-properties fo:color="#000000"/>
    </style:style>
    <style:style style:name="P9" style:family="paragraph" style:parent-style-name="Standard">
      <style:text-properties fo:color="#000000" style:text-position="0% 100%" style:text-underline-style="solid" style:text-underline-width="auto" style:text-underline-color="font-color" fo:font-weight="bold" style:font-weight-asian="bold" style:font-weight-complex="bold"/>
    </style:style>
    <style:style style:name="P10" style:family="paragraph" style:parent-style-name="Standard">
      <style:text-properties fo:color="#000000" style:text-underline-style="solid" style:text-underline-width="auto" style:text-underline-color="font-color"/>
    </style:style>
    <style:style style:name="P11" style:family="paragraph" style:parent-style-name="Standard">
      <style:text-properties fo:color="#000000" style:text-underline-style="solid" style:text-underline-width="auto" style:text-underline-color="font-color" fo:font-weight="bold" style:font-weight-asian="bold" style:font-weight-complex="bold"/>
    </style:style>
    <style:style style:name="P12" style:family="paragraph" style:parent-style-name="Standard" style:list-style-name="L2"/>
    <style:style style:name="P13"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14"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3"/>
      <text:p text:style-name="P3"/>
      <text:p text:style-name="P3"/>
      <text:p text:style-name="P4">Manual de Usuario</text:p>
      <text:p text:style-name="P4"/>
      <text:p text:style-name="P4"/>
      <text:p text:style-name="P4">MIC 1.0</text:p>
      <text:p text:style-name="P4"/>
      <text:p text:style-name="Standard"/>
      <text:p text:style-name="P5"/>
      <text:p text:style-name="Standard"/>
      <text:p text:style-name="Standard">Índice:</text:p>
      <text:list xml:id="list187646997" text:style-name="L1">
        <text:list-item>
          <text:p text:style-name="P7">Instalación</text:p>
          <text:p text:style-name="P7">1.1. Requerimientos de Software</text:p>
          <text:p text:style-name="P7">1.2. Requerimientos de hardware</text:p>
          <text:p text:style-name="P7">1.3. Proceso de Instalación</text:p>
        </text:list-item>
        <text:list-item>
          <text:p text:style-name="P7">Configuración</text:p>
          <text:p text:style-name="P7">2.1. Cliente</text:p>
          <text:p text:style-name="P7">2.2. Agente</text:p>
          <text:p text:style-name="P7">2.3. Servidor</text:p>
        </text:list-item>
        <text:list-item>
          <text:p text:style-name="P7">Formas de uso</text:p>
          <text:p text:style-name="P7">3.1. Cliente</text:p>
          <text:p text:style-name="P7">3.2. Agente</text:p>
          <text:p text:style-name="P7">3.3. Servidor</text:p>
        </text:list-item>
        <text:list-item>
          <text:p text:style-name="P7">Apéndice de Errores</text:p>
        </text:list-item>
      </text:list>
      <text:p text:style-name="Standard"/>
      <text:p text:style-name="Standard"/>
      <text:p text:style-name="P14">1 . Instalación</text:p>
      <text:p text:style-name="Standard"/>
      <text:p text:style-name="P1">COMENTARIO DE LA INSTALACION EN GENERAL!!!!!</text:p>
      <text:p text:style-name="P2"/>
      <text:p text:style-name="P11">1. 1 . Requerimientos de Software</text:p>
      <text:p text:style-name="P2"/>
      <text:p text:style-name="P1">COMENTARIO DE LA INSTALACION EN GENERAL!!!!!</text:p>
      <text:p text:style-name="P2"/>
      <text:p text:style-name="P2"/>
      <text:p text:style-name="P11">1. 2 . Requerimientos de Hardware</text:p>
      <text:p text:style-name="P2"/>
      <text:p text:style-name="P1">COMENTARIO DE LA INSTALACION EN GENERAL!!!!!</text:p>
      <text:p text:style-name="P2"/>
      <text:p text:style-name="P2"/>
      <text:p text:style-name="P11">1 . 3 . Proceso de Instalación</text:p>
      <text:p text:style-name="P2"/>
      <text:p text:style-name="Standard"/>
      <text:list xml:id="list1870022399" text:style-name="L2">
        <text:list-item>
          <text:p text:style-name="P12">Localice el archivo .zip que contenga el programa y descomprímalo</text:p>
        </text:list-item>
        <text:list-item>
          <text:p text:style-name="P12">Abra una terminal. Posiciónese en la carpeta donde descomprimió el archivo .zip. (Tip: para moverse entre carpetas, utilice el comando “cd rutadeldirectorio”)</text:p>
        </text:list-item>
        <text:list-item>
          <text:p text:style-name="P12">Ejecute desde la consola el comando que corresponda:</text:p>
          <text:list>
            <text:list-item>
              <text:p text:style-name="P12">make install: esta opción generará los tres programas, cliente, agente y servidor</text:p>
            </text:list-item>
            <text:list-item>
              <text:p text:style-name="P12">make servidor: esta opción generará la aplicación servidora</text:p>
            </text:list-item>
            <text:list-item>
              <text:p text:style-name="P12">make cliente: esta opción generará la aplicación cliente</text:p>
            </text:list-item>
            <text:list-item>
              <text:p text:style-name="P12">make 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licaciones, lea la sección de “Configuración”. No se garantiza el correcto uso de la aplicación sin previa configuración.</text:p>
      <text:p text:style-name="Standard">Para una resinstalacion de las aplicaciones se debe ejecutar el comando “make uninstall” <text:s/>en donde se realizo la instalación y luego seguir los mismos pasos de una instalación normal.</text:p>
      <text:p text:style-name="P2"/>
      <text:p text:style-name="P2"/>
      <text:p text:style-name="P1">COMENTARIO DE LA INSTALACION EN GENERAL!!!!!</text:p>
      <text:p text:style-name="P2"/>
      <text:p text:style-name="P2"/>
      <text:p text:style-name="P2"/>
      <text:p text:style-name="P2"/>
      <text:p text:style-name="P2"/>
      <text:p text:style-name="P2"/>
      <text:p text:style-name="P2"/>
      <text:p text:style-name="P6"/>
      <text:p text:style-name="P11">2 . Configuración</text:p>
      <text:p text:style-name="P2"/>
      <text:p text:style-name="P11">2 . 1 . Cliente</text:p>
      <text:p text:style-name="P2"/>
      <text:p text:style-name="P2"/>
      <text:p text:style-name="P11">2 . 2 . Agente</text:p>
      <text:p text:style-name="P2"/>
      <text:p text:style-name="P2">Para configurar los parametros utilizados por la esta aplicación se debe ejecutar el programa desde consola con el “flag” -c. (Ej: ./main -c, el nombre por defecto de la aplicación es “main”). Esto permitirá entrar en el modo de configuración pudiendo especificar el Puerto de conexión y la dirección del servidor al cual conectarse. En este modo se mostraran los parámetros utilizados actualmente y si desea modificar alguno solo escriba el nuevo valor y luego “enter” al momento que se muestre el valor de cada uno, si desea conservar el valor actual solo presiones “enter”.</text:p>
      <text:p text:style-name="P2">Luego que se terminen las configuraciones de todos los parámetros la aplicación finalizara actualizando los cambios hechos.</text:p>
      <text:p text:style-name="P2"/>
      <text:p text:style-name="P11">2 . 3 . Servidor</text:p>
      <text:p text:style-name="P2"/>
      <text:p text:style-name="P2">Para configurar los parametros utilizados por la esta aplicación se debe ejecutar el programa desde consola con el “flag” -c. (Ej: ./main -c, el nombre por defecto de la aplicación es “main”). Esto permitirá entrar en el modo de configuración pudiendo especificar el Puerto de conexión de agentes y de clientes. En este modo se mostraran los parámetros utilizados actualmente y si desea modificar algun puerto solo escriba el nuevo valor a continuación que muestre el valor actual utilizado y luego “enter”, si desea conservar el valor actual solo presiones “enter”.</text:p>
      <text:p text:style-name="P2">Luego que se terminen las configuraciones de todos los parámetros la aplicación finalizara actualizando los cambios hechos.</text:p>
      <text:p text:style-name="P13">3 . Formas de Uso</text:p>
      <text:p text:style-name="P2"/>
      <text:p text:style-name="P9">3 . 1 . Cliente</text:p>
      <text:p text:style-name="P2"/>
      <text:p text:style-name="P11">3 . 2 . Agente</text:p>
      <text:p text:style-name="P2"/>
      <text:p text:style-name="P10"><text:span text:style-name="T1">3 . 3 . Servi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8T22:19:36</meta:creation-date>
    <dc:date>2012-07-09T00:27:58</dc:date>
    <dc:creator>Migue </dc:creator>
    <meta:editing-duration>PT00H35M50S</meta:editing-duration>
    <meta:editing-cycles>12</meta:editing-cycles>
    <meta:generator>OpenOffice.org/3.2$Linux OpenOffice.org_project/320m12$Build-9483</meta:generator>
    <meta:document-statistic meta:table-count="0" meta:image-count="0" meta:object-count="0" meta:page-count="5" meta:paragraph-count="45" meta:word-count="527" meta:character-count="3158"/>
  </office:meta>
</office:document-meta>
</file>